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0d629f" style:font-size-asian="12pt" style:font-size-complex="12pt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d629f"/>
    </style:style>
    <style:style style:name="P9" style:family="paragraph" style:parent-style-name="Standard">
      <style:text-properties officeooo:paragraph-rsid="000d629f"/>
    </style:style>
    <style:style style:name="P10" style:family="paragraph" style:parent-style-name="Standard" style:master-page-name="First_20_Page">
      <style:paragraph-properties style:page-number="auto"/>
      <style:text-properties officeooo:paragraph-rsid="000d629f"/>
    </style:style>
    <style:style style:name="P11" style:family="paragraph" style:parent-style-name="Standard">
      <style:text-properties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fo:color="#669966" loext:opacity="100%" style:font-name="Calibri" fo:font-size="18pt" style:font-size-asian="18pt" style:font-size-complex="18pt"/>
    </style:style>
    <style:style style:name="P13" style:family="paragraph" style:parent-style-name="Standard" style:master-page-name="Index">
      <style:paragraph-properties style:page-number="auto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font-size="10pt" style:font-size-asian="10pt" style:font-size-complex="10pt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d629f" style:font-size-asian="24pt" style:font-weight-asian="bold" style:font-size-complex="24pt" style:font-weight-complex="bold"/>
    </style:style>
    <style:style style:name="P19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d629f" style:text-blinking="false" fo:background-color="transparent" loext:padding="0cm" loext:border="none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629f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629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d629f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d629f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0b8cf7"/>
    </style:style>
    <style:style style:name="T1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officeooo:rsid="002332ea"/>
    </style:style>
    <style:style style:name="T1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3" text:name="NumeroTema"/>
        <text:user-field-decl office:value-type="string" office:string-value="Hardware component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2"/>
          <text:p text:style-name="P2">Computer Systems</text:p>
          <text:p text:style-name="P2">CFGS DAW</text:p>
        </draw:text-box>
      </draw:frame>
      <text:p text:style-name="P10"/>
      <text:p text:style-name="P9"/>
      <text:p text:style-name="P9"/>
      <text:p text:style-name="P9"/>
      <text:p text:style-name="P18"><text:span text:style-name="T6">Computer Systems – </text:span><text:span text:style-name="T8">Glossary</text:span><text:span text:style-name="T9"><text:line-break/></text:span><text:span text:style-name="T10">UD 0</text:span><text:span text:style-name="T11">3</text:span><text:span text:style-name="T10">. </text:span><text:span text:style-name="T15"><text:user-field-get text:name="Tema">Hardware components</text:user-field-get></text:span></text:p>
      <text:p text:style-name="P19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20">Alfredo Oltra</text:p>
      <text:p text:style-name="P8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21">20<text:span text:style-name="T17">22</text:span>/20<text:span text:style-name="T18">2</text:span><text:span text:style-name="T17">3</text:span></text:p>
      <text:p text:style-name="P6"><text:tab/><text:tab/><text:tab/><text:tab/><text:tab/><text:tab/><text:tab/><text:tab/><text:tab/><text:tab/>Versión:<text:date style:data-style-name="N104" text:date-value="2022-06-02T16:03:07.643964774">220602</text:date>.<text:time style:data-style-name="N105" text:time-value="2022-06-02T16:03:07.644289154">1602</text:time></text:p>
      <text:p text:style-name="P13"/>
      <text:p text:style-name="Titulo">U0<text:user-field-get text:name="NumeroTema">3</text:user-field-get>. <text:user-field-get text:name="Tema">Hardware components</text:user-field-get></text:p>
      <text:p text:style-name="Titulo"/>
      <text:h text:style-name="Heading_20_1" text:outline-level="1">Vocabulary</text:h>
      <text:p text:style-name="Text_20_body">General:</text:p>
      <text:list xml:id="list1581272262" text:style-name="L1">
        <text:list-item>
          <text:p text:style-name="P14"><text:span text:style-name="T3">pinout</text:span>: patillaje</text:p>
        </text:list-item>
        <text:list-item>
          <text:p text:style-name="P14"><text:span text:style-name="T3">casing</text:span>: caja, chasis</text:p>
        </text:list-item>
        <text:list-item>
          <text:p text:style-name="P14"><text:span text:style-name="T3">plug</text:span>; enchufe</text:p>
        </text:list-item>
        <text:list-item>
          <text:p text:style-name="P14"><text:span text:style-name="T3">anchors</text:span>: anclajes</text:p>
        </text:list-item>
        <text:list-item>
          <text:p text:style-name="P14"><text:span text:style-name="T3">screw</text:span>: tornillos</text:p>
        </text:list-item>
        <text:list-item>
          <text:p text:style-name="P14"><text:span text:style-name="T3">device</text:span>: dispositivo </text:p>
        </text:list-item>
        <text:list-item>
          <text:p text:style-name="P14"><text:span text:style-name="T3">sticker</text:span>: pegatina</text:p>
        </text:list-item>
        <text:list-item>
          <text:p text:style-name="P14"><text:span text:style-name="T3">hub</text:span>: concentrador</text:p>
        </text:list-item>
        <text:list-item>
          <text:p text:style-name="P14"><text:span text:style-name="T3">sink</text:span>: disipador</text:p>
        </text:list-item>
        <text:list-item>
          <text:p text:style-name="P14"><text:span text:style-name="T3">core</text:span>: núcleo</text:p>
        </text:list-item>
        <text:list-item>
          <text:p text:style-name="P14"><text:span text:style-name="T3">stage</text:span>: etapa</text:p>
        </text:list-item>
        <text:list-item>
          <text:p text:style-name="P14"><text:span text:style-name="T3">flow rate</text:span>: caudal</text:p>
        </text:list-item>
        <text:list-item>
          <text:p text:style-name="P14"><text:span text:style-name="T3">random</text:span>: aleatorio</text:p>
        </text:list-item>
        <text:list-item>
          <text:p text:style-name="P14"><text:span text:style-name="T3">grid</text:span>: rejilla</text:p>
          <text:list>
            <text:list-item>
              <text:list>
                <text:list-header>
                  <text:p text:style-name="P15"/>
                </text:list-header>
              </text:list>
            </text:list-item>
          </text:list>
        </text:list-item>
      </text:list>
      <text:p text:style-name="P3"/>
      <text:p text:style-name="Text_20_body">Verbos:</text:p>
      <text:list xml:id="list3628770858" text:style-name="L2">
        <text:list-item>
          <text:p text:style-name="P16"><text:span text:style-name="T3">to lay out: </text:span><text:span text:style-name="T13">disponer, ubicados</text:span></text:p>
        </text:list-item>
      </text:list>
      <text:list xml:id="list3552892999" text:style-name="L3">
        <text:list-item>
          <text:p text:style-name="P17"><text:span text:style-name="T3">to run out: </text:span><text:span text:style-name="T13">agotarse </text:span></text:p>
        </text:list-item>
        <text:list-item>
          <text:p text:style-name="P17"><text:span text:style-name="T3">to rise: </text:span><text:span text:style-name="T13">subir</text:span></text:p>
        </text:list-item>
        <text:list-item>
          <text:p text:style-name="P17"><text:span text:style-name="T3">to avoid: </text:span><text:span text:style-name="T13">evitar</text:span></text:p>
        </text:list-item>
      </text:list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3" text:name="NumeroTema"/>
          <text:user-field-decl office:value-type="string" office:string-value="Hardware component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Hardware component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3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4H55M26S</meta:editing-duration>
    <meta:editing-cycles>17</meta:editing-cycles>
    <meta:generator>LibreOffice/7.3.3.2$Linux_X86_64 LibreOffice_project/30$Build-2</meta:generator>
    <dc:title>Plantilla CEED</dc:title>
    <meta:initial-creator>Alfredo Oltra Orengo</meta:initial-creator>
    <dc:date>2022-06-02T16:03:07.360771376</dc:date>
    <meta:document-statistic meta:table-count="0" meta:image-count="1" meta:object-count="0" meta:page-count="2" meta:paragraph-count="34" meta:word-count="104" meta:character-count="652" meta:non-whitespace-character-count="583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